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amonacop" svg:font-family="Ligamonacop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Condensed Light" style:font-pitch="variable"/>
  </office:font-face-decls>
  <office:automatic-styles>
    <style:style style:name="P1" style:family="paragraph" style:parent-style-name="Standard">
      <style:text-properties style:font-name="Corbel" fo:language="fr" fo:country="FR"/>
    </style:style>
    <style:style style:name="P2" style:family="paragraph" style:parent-style-name="Standard">
      <style:text-properties style:font-name="Corbel" fo:language="fr" fo:country="FR" officeooo:rsid="000366a1" officeooo:paragraph-rsid="000366a1"/>
    </style:style>
    <style:style style:name="P3" style:family="paragraph" style:parent-style-name="Standard">
      <style:text-properties style:font-name="Corbel" fo:language="fr" fo:country="FR" officeooo:rsid="000366a1" officeooo:paragraph-rsid="00037c53"/>
    </style:style>
    <style:style style:name="P4" style:family="paragraph" style:parent-style-name="Standard">
      <style:text-properties style:font-name="Corbel" fo:language="fr" fo:country="FR" officeooo:rsid="000366a1" officeooo:paragraph-rsid="00057605"/>
    </style:style>
    <style:style style:name="P5" style:family="paragraph" style:parent-style-name="Standard">
      <style:text-properties style:font-name="Corbel" fo:language="fr" fo:country="FR" officeooo:rsid="00037c53" officeooo:paragraph-rsid="00037c53"/>
    </style:style>
    <style:style style:name="P6" style:family="paragraph" style:parent-style-name="Standard">
      <style:text-properties style:font-name="Corbel" fo:font-size="15pt" fo:language="fr" fo:country="FR" fo:font-weight="bold" officeooo:rsid="000366a1" officeooo:paragraph-rsid="000366a1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0366a1"/>
    </style:style>
    <style:style style:name="T1" style:family="text">
      <style:text-properties style:font-name="Corbel" fo:language="fr" fo:country="FR" fo:font-weight="normal" officeooo:rsid="000366a1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7c53" style:font-weight-asian="normal" style:font-weight-complex="normal"/>
    </style:style>
    <style:style style:name="T4" style:family="text">
      <style:text-properties fo:font-weight="normal" officeooo:rsid="00057605" style:font-weight-asian="normal" style:font-weight-complex="normal"/>
    </style:style>
    <style:style style:name="T5" style:family="text">
      <style:text-properties officeooo:rsid="00037c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Lesson 4</text:p>
      <text:p text:style-name="P2"/>
      <text:p text:style-name="P3">Je veux <text:span text:style-name="Strong_20_Emphasis"><text:span text:style-name="T2">é</text:span></text:span>tudier <text:span text:style-name="T5">le fran</text:span><text:span text:style-name="Strong_20_Emphasis"><text:span text:style-name="T2">ç</text:span></text:span><text:span text:style-name="Strong_20_Emphasis"><text:span text:style-name="T3">ais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Quelque chose.<text:tab/>→ <text:tab/>Some thing.<text:tab/><text:tab/></text:span></text:span><text:span text:style-name="Strong_20_Emphasis"><text:span text:style-name="T4">[ kelke xuż ]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Je veux <text:s/></text:span></text:span><text:span text:style-name="Strong_20_Emphasis"><text:span text:style-name="T2">étudier </text:span></text:span><text:span text:style-name="Strong_20_Emphasis"><text:span text:style-name="T3">quelque chose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Je veux manger </text:span></text:span><text:span text:style-name="Strong_20_Emphasis"><text:span text:style-name="T2"><text:s/></text:span></text:span><text:span text:style-name="Strong_20_Emphasis"><text:span text:style-name="T3">quelque chose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Je veux apprendre quelque chose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Est-ce que vous voulez … ?<text:tab/>[ es ka vu vule ?]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Est-ce que vous voulez etudier avec moi ?</text:span></text:span></text:p>
      <text:p text:style-name="P3"><text:span text:style-name="Strong_20_Emphasis"><text:span text:style-name="T3"/></text:span></text:p>
      <text:p text:style-name="P4"><text:span text:style-name="Strong_20_Emphasis"><text:span text:style-name="T3">Est-ce que vous voulez </text:span></text:span><text:span text:style-name="Strong_20_Emphasis"><text:span text:style-name="T4">manger avec moi ?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Ce soir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Avec toi.<text:tab/>/ <text:tab/>Avec vous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Je veux </text:span></text:span><text:span text:style-name="Strong_20_Emphasis"><text:span text:style-name="T2">é</text:span></text:span><text:span text:style-name="Strong_20_Emphasis"><text:span text:style-name="T3">tudier avec vous ce soir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Est-ce que vous voulez manger avec moi ?</text:span></text:span></text:p>
      <text:p text:style-name="P3"><text:span text:style-name="Strong_20_Emphasis"><text:span text:style-name="T3"/></text:span></text:p>
      <text:p text:style-name="P4"><text:span text:style-name="Strong_20_Emphasis"><text:span text:style-name="T3">D</text:span></text:span><text:span text:style-name="Strong_20_Emphasis"><text:span text:style-name="T2">é</text:span></text:span><text:span text:style-name="Strong_20_Emphasis"><text:span text:style-name="T4">sol</text:span></text:span><text:span text:style-name="Strong_20_Emphasis"><text:span text:style-name="T2">é, </text:span></text:span><text:span text:style-name="Strong_20_Emphasis"><text:span text:style-name="T4">mais pas maintenant, plus tard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>Je veux manger quelque chose, ce soir.</text:span></text:span></text:p>
      <text:p text:style-name="P5"/>
      <text:p text:style-name="P2"/>
      <text:p text:style-name="P7"><text:span text:style-name="Strong_20_Emphasis"><text:span text:style-name="T1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amonacop" svg:font-family="Ligamonacop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9:24:33.467872706</meta:creation-date>
    <dc:date>2025-06-17T19:42:42.122781163</dc:date>
    <meta:editing-duration>PT18M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4" meta:character-count="540" meta:non-whitespace-character-count="427"/>
  </office:meta>
</office:document-meta>
</file>